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B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10" style:family="table-row">
      <style:table-row-properties style:min-row-height="0.619cm"/>
    </style:style>
    <style:style style:name="P1" style:family="paragraph" style:parent-style-name="Standard">
      <style:paragraph-properties fo:text-align="start" style:justify-single-word="false"/>
      <style:text-properties officeooo:rsid="00015e54" officeooo:paragraph-rsid="00015e54"/>
    </style:style>
    <style:style style:name="P2" style:family="paragraph" style:parent-style-name="Standard">
      <style:paragraph-properties fo:text-align="start" style:justify-single-word="false"/>
      <style:text-properties officeooo:rsid="00015e54" officeooo:paragraph-rsid="0001d395"/>
    </style:style>
    <style:style style:name="P3" style:family="paragraph" style:parent-style-name="Standard">
      <style:paragraph-properties fo:text-align="start" style:justify-single-word="false"/>
      <style:text-properties officeooo:rsid="0001d395" officeooo:paragraph-rsid="0001d395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1d395" officeooo:paragraph-rsid="0001d395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officeooo:rsid="0003e508" officeooo:paragraph-rsid="0003e508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015e54" officeooo:paragraph-rsid="00015e54"/>
    </style:style>
    <style:style style:name="P8" style:family="paragraph" style:parent-style-name="Table_20_Contents">
      <style:paragraph-properties fo:text-align="start" style:justify-single-word="false"/>
      <style:text-properties officeooo:rsid="00015e54" officeooo:paragraph-rsid="0001d395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01d395"/>
    </style:style>
    <style:style style:name="T3" style:family="text">
      <style:text-properties fo:font-style="italic" officeooo:rsid="0001d395" style:font-style-asian="italic" style:font-style-complex="italic"/>
    </style:style>
    <style:style style:name="T4" style:family="text">
      <style:text-properties officeooo:rsid="0003e5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andover for the new data scientist</text:span><text:line-break/><text:line-break/></text:p>
      <text:p text:style-name="P1">So far we did not get much done. I tried to convince our managment to allow model ensembles given the difficulty of the task, but they rejected. I don’t know why they allow orchestration, but not blending. Maybe you can convince them at some point.</text:p>
      <text:p text:style-name="P1"/>
      <text:p text:style-name="P2">I ran some <text:span text:style-name="T2">naive model</text:span> to check if it is usable for this task as we do not even have an agreement about a churn definition yet. <text:span text:style-name="T2">The data has been prepared by our analyst. You find it in the DB with:<text:line-break/><text:line-break/></text:span><text:span text:style-name="T3">SELECT *</text:span></text:p>
      <text:p text:style-name="P4">FROM PROD_DB_NEO.CUSTOMER_MANAGEMENT.CHURN_MODEL_DAILY</text:p>
      <text:p text:style-name="P2"/>
      <text:p text:style-name="P3">I am not sure if the data is fully correct. It looks odd, but I did not have access to the DB to check myself. <text:span text:style-name="T4">It seems like the analyst has cleaned up incoming salary payments. Quite odd!</text:span></text:p>
      <text:p text:style-name="P2"/>
      <text:p text:style-name="P2">We <text:span text:style-name="T2">did some simple analysis</text:span> and contacted a few customers <text:span text:style-name="T2">based on rules we created</text:span>. <text:span text:style-name="T2">You can find the replies below:</text:span><text:line-break/><text:line-break/>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7">customer_id</text:p>
          </table:table-cell>
          <table:table-cell table:style-name="Tabelle1.B1" office:value-type="string">
            <text:p text:style-name="P7">churned</text:p>
          </table:table-cell>
        </table:table-row>
        <table:table-row>
          <table:table-cell table:style-name="Tabelle1.A2" office:value-type="string">
            <text:p text:style-name="P6">74330</text:p>
          </table:table-cell>
          <table:table-cell table:style-name="Tabelle1.B2" office:value-type="string">
            <text:p text:style-name="P7">No</text:p>
          </table:table-cell>
        </table:table-row>
        <table:table-row>
          <table:table-cell table:style-name="Tabelle1.A2" office:value-type="string">
            <text:p text:style-name="P6">41422</text:p>
          </table:table-cell>
          <table:table-cell table:style-name="Tabelle1.B2" office:value-type="string">
            <text:p text:style-name="P7">No</text:p>
          </table:table-cell>
        </table:table-row>
        <table:table-row>
          <table:table-cell table:style-name="Tabelle1.A2" office:value-type="string">
            <text:p text:style-name="P6">98852</text:p>
          </table:table-cell>
          <table:table-cell table:style-name="Tabelle1.B2" office:value-type="string">
            <text:p text:style-name="P8">No</text:p>
          </table:table-cell>
        </table:table-row>
        <table:table-row>
          <table:table-cell table:style-name="Tabelle1.A2" office:value-type="string">
            <text:p text:style-name="P6">41620</text:p>
          </table:table-cell>
          <table:table-cell table:style-name="Tabelle1.B2" office:value-type="string">
            <text:p text:style-name="P8">No</text:p>
          </table:table-cell>
        </table:table-row>
        <table:table-row>
          <table:table-cell table:style-name="Tabelle1.A2" office:value-type="string">
            <text:p text:style-name="P6">84714</text:p>
          </table:table-cell>
          <table:table-cell table:style-name="Tabelle1.B2" office:value-type="string">
            <text:p text:style-name="P8">No</text:p>
          </table:table-cell>
        </table:table-row>
        <table:table-row>
          <table:table-cell table:style-name="Tabelle1.A2" office:value-type="string">
            <text:p text:style-name="P6">84703</text:p>
          </table:table-cell>
          <table:table-cell table:style-name="Tabelle1.B2" office:value-type="string">
            <text:p text:style-name="P8">No</text:p>
          </table:table-cell>
        </table:table-row>
        <table:table-row>
          <table:table-cell table:style-name="Tabelle1.A2" office:value-type="string">
            <text:p text:style-name="P6">84692</text:p>
          </table:table-cell>
          <table:table-cell table:style-name="Tabelle1.B2" office:value-type="string">
            <text:p text:style-name="P8">No</text:p>
          </table:table-cell>
        </table:table-row>
        <table:table-row>
          <table:table-cell table:style-name="Tabelle1.A2" office:value-type="string">
            <text:p text:style-name="P6">3367</text:p>
          </table:table-cell>
          <table:table-cell table:style-name="Tabelle1.B2" office:value-type="string">
            <text:p text:style-name="P7">Yes, churned</text:p>
          </table:table-cell>
        </table:table-row>
        <table:table-row table:style-name="Tabelle1.10">
          <table:table-cell table:style-name="Tabelle1.A2" office:value-type="string">
            <text:p text:style-name="P6">41857</text:p>
          </table:table-cell>
          <table:table-cell table:style-name="Tabelle1.B2" office:value-type="string">
            <text:p text:style-name="P8">No</text:p>
          </table:table-cell>
        </table:table-row>
      </table:table>
      <text:p text:style-name="P1"><text:line-break/><text:line-break/><text:span text:style-name="T2">Unfortunately our sales manager did not write down the churn reason for that customer. </text:span><text:span text:style-name="T4">What I can share is that the company reached out to potentially churned customers and negotiated their return to use. They used the same strategy as we sometimes do with marketing: If they transact a certain volume per day or per month, they do not have to pay fees or get discounts on crypto trades etc. However these offers are time bound and I believe many customers just leave us or reduce engagement with us immediately.</text:span></text:p>
      <text:p text:style-name="P1"/>
      <text:p text:style-name="P3">If I would have stayed longer I would have followed the following roadmap:<text:line-break/><text:line-break/>- define churn and agree with management<text:line-break/>- build some features<text:line-break/>- test some prototypes (maybe AutoMl to speed up the process)<text:line-break/>- agree with sales agents to do outbound calls and check for churn (it is really hard to see from looking at the data)<text:line-break/>- make a strategy to store churn call feddback systematically</text:p>
      <text:p text:style-name="P3">- apply treatment and create a feedback loop</text:p>
      <text:p text:style-name="P3"><text:soft-page-break/></text:p>
      <text:p text:style-name="P3">Apologies that I cannot offer more here, but wishing you best of luck!</text:p>
      <text:p text:style-name="P3"/>
      <text:p text:style-name="P5">Alejand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5:30:16.681232582</meta:creation-date>
    <dc:date>2024-11-07T16:08:56.326911127</dc:date>
    <meta:editing-duration>PT16M46S</meta:editing-duration>
    <meta:editing-cycles>2</meta:editing-cycles>
    <meta:generator>LibreOffice/24.2.6.2$Linux_X86_64 LibreOffice_project/420$Build-2</meta:generator>
    <meta:document-statistic meta:table-count="1" meta:image-count="0" meta:object-count="0" meta:page-count="2" meta:paragraph-count="31" meta:word-count="358" meta:character-count="1961" meta:non-whitespace-character-count="1626"/>
  </office:meta>
</office:document-meta>
</file>